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50000004E217A13906364F3C9.png" manifest:media-type="image/png"/>
  <manifest:file-entry manifest:full-path="Pictures/100002010000006D0000003BA3DDF70D6C4416CA.png" manifest:media-type="image/png"/>
  <manifest:file-entry manifest:full-path="Pictures/10000201000000670000004409256465BE94891D.png" manifest:media-type="image/png"/>
  <manifest:file-entry manifest:full-path="Pictures/100002010000007300000042EC4A563D0AAD1F03.png" manifest:media-type="image/png"/>
  <manifest:file-entry manifest:full-path="Pictures/10000201000000650000004785A9DD24EC2692CE.png" manifest:media-type="image/png"/>
  <manifest:file-entry manifest:full-path="Pictures/100002010000006700000040014934DA071C7989.png" manifest:media-type="image/png"/>
  <manifest:file-entry manifest:full-path="Pictures/1000020100000067000000466E5F9F005A6CE7BB.png" manifest:media-type="image/png"/>
  <manifest:file-entry manifest:full-path="Pictures/100002010000003A00000046A83EB06462D6BBB4.png" manifest:media-type="image/png"/>
  <manifest:file-entry manifest:full-path="Pictures/10000201000000640000004542A8CB051048F8C2.png" manifest:media-type="image/png"/>
  <manifest:file-entry manifest:full-path="Pictures/100002010000006600000048AFEA211483229D30.png" manifest:media-type="image/png"/>
  <manifest:file-entry manifest:full-path="Pictures/100002010000003100000043C31F47968F98A36D.png" manifest:media-type="image/png"/>
  <manifest:file-entry manifest:full-path="Pictures/10000201000000740000003F92F4D598D7B8FE39.png" manifest:media-type="image/png"/>
  <manifest:file-entry manifest:full-path="Pictures/100002010000006E00000048C5CB2741A0CBC5B9.png" manifest:media-type="image/png"/>
  <manifest:file-entry manifest:full-path="Pictures/100002010000005F000000408928505C8DFCD0B4.png" manifest:media-type="image/png"/>
  <manifest:file-entry manifest:full-path="Pictures/100002010000006C000000414794190A4A6276A5.png" manifest:media-type="image/png"/>
  <manifest:file-entry manifest:full-path="Pictures/100002010000006C000000472677BD2EBD5FEC67.png" manifest:media-type="image/png"/>
  <manifest:file-entry manifest:full-path="Pictures/100002010000007B0000003DA9C7F2B576DD03A2.png" manifest:media-type="image/png"/>
  <manifest:file-entry manifest:full-path="Pictures/10000201000000630000003E6FD79ACDB088074C.png" manifest:media-type="image/png"/>
  <manifest:file-entry manifest:full-path="Pictures/10000201000000390000004BA2B26BB8EF7D6465.png" manifest:media-type="image/png"/>
  <manifest:file-entry manifest:full-path="Pictures/100002010000003500000034DC41B6722A40D022.png" manifest:media-type="image/png"/>
  <manifest:file-entry manifest:full-path="Pictures/100002010000003C00000038EECA1BA7BEF3C568.png" manifest:media-type="image/png"/>
  <manifest:file-entry manifest:full-path="Pictures/100002010000006400000042A9843ED3776DC6B2.png" manifest:media-type="image/png"/>
  <manifest:file-entry manifest:full-path="Pictures/10000201000000410000003C557CF4C1973FE4C8.png" manifest:media-type="image/png"/>
  <manifest:file-entry manifest:full-path="Pictures/100002010000006E0000003FD1CDEEFAA49C067D.png" manifest:media-type="image/png"/>
  <manifest:file-entry manifest:full-path="Pictures/100002010000004600000034D004F0359AFD30A7.png" manifest:media-type="image/png"/>
  <manifest:file-entry manifest:full-path="Pictures/100002010000005E000000321D3E0859EC49BEF0.png" manifest:media-type="image/png"/>
  <manifest:file-entry manifest:full-path="Pictures/100002010000005800000038E6E1B4B29E37CAF3.png" manifest:media-type="image/png"/>
  <manifest:file-entry manifest:full-path="Pictures/100002010000006E00000048B8B4B0E40FC0E65E.png" manifest:media-type="image/png"/>
  <manifest:file-entry manifest:full-path="Pictures/100002010000006D0000004046BD7EEC70527055.png" manifest:media-type="image/png"/>
  <manifest:file-entry manifest:full-path="Pictures/100002010000006E000000408561108720965B9A.png" manifest:media-type="image/png"/>
  <manifest:file-entry manifest:full-path="Pictures/100002010000006600000047C43DE27CCC413CFE.png" manifest:media-type="image/png"/>
  <manifest:file-entry manifest:full-path="Pictures/1000020100000048000000337B615E4C0062F4A4.png" manifest:media-type="image/png"/>
  <manifest:file-entry manifest:full-path="Pictures/100002010000006900000043A4130162A988D919.png" manifest:media-type="image/png"/>
  <manifest:file-entry manifest:full-path="Pictures/10000201000000700000003E13B8250C448E0757.png" manifest:media-type="image/png"/>
  <manifest:file-entry manifest:full-path="Pictures/10000201000000690000003C89CB6A4AD37B0A57.png" manifest:media-type="image/png"/>
  <manifest:file-entry manifest:full-path="Pictures/100002010000006B0000003A542A8C1E6104EC52.png" manifest:media-type="image/png"/>
  <manifest:file-entry manifest:full-path="Pictures/1000020100000066000000431BD54B8B9D58BBAA.png" manifest:media-type="image/png"/>
  <manifest:file-entry manifest:full-path="Pictures/1000020100000068000000479537F6C9B1837264.png" manifest:media-type="image/png"/>
  <manifest:file-entry manifest:full-path="Pictures/100002010000006400000046BFA524D61ACED021.png" manifest:media-type="image/png"/>
  <manifest:file-entry manifest:full-path="Pictures/100002010000006C000000450F5B62469A3F60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26.471cm" fo:min-width="10.192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603cm" fo:min-width="25.664cm" draw:shadow-offset-x="0.203cm" draw:shadow-offset-y="0.203cm" draw:shadow-opacity="40%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25.572cm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9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4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5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" draw:text-style-name="P3" draw:layer="layout" svg:width="10.768cm" svg:height="26.797cm" svg:x="14.108cm" svg:y="11.1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26.164cm" svg:height="1.853cm" draw:transform="rotate (-1.57219259019649) translate (24.353cm 11.3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26.164cm" svg:height="1.853cm" draw:transform="rotate (-1.57219259019649) translate (19.752cm 11.4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26.164cm" svg:height="1.853cm" draw:transform="rotate (-1.57219259019649) translate (16.406cm 11.4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1.27cm" svg:height="1.143cm" svg:x="20.431cm" svg:y="24.012cm">
            <draw:text-box>
              <text:p><text:span text:style-name="T1">...</text:span></text:p>
            </draw:text-box>
          </draw:frame>
          <draw:custom-shape draw:style-name="gr5" draw:text-style-name="P6" xml:id="id2" draw:id="id2" draw:layer="layout" svg:width="26.174cm" svg:height="1.855cm" draw:transform="rotate (-1.57219259019649) translate (16.417cm 11.4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7" draw:layer="layout" svg:x1="16.439cm" svg:y1="14.443cm" svg:x2="14.559cm" svg:y2="14.443cm">
            <text:p/>
          </draw:line>
          <draw:line draw:style-name="gr6" draw:text-style-name="P7" draw:layer="layout" svg:x1="16.44cm" svg:y1="12.935cm" svg:x2="14.56cm" svg:y2="12.935cm">
            <text:p/>
          </draw:line>
          <draw:line draw:style-name="gr6" draw:text-style-name="P7" draw:layer="layout" svg:x1="16.423cm" svg:y1="15.949cm" svg:x2="14.543cm" svg:y2="15.949cm">
            <text:p/>
          </draw:line>
          <draw:frame draw:style-name="gr4" draw:text-style-name="P8" draw:layer="layout" svg:width="1.142cm" svg:height="1.143cm" draw:transform="rotate (-1.5707963267949) translate (15.986cm 24.256cm)">
            <draw:text-box>
              <text:p><text:span text:style-name="T2">...</text:span></text:p>
            </draw:text-box>
          </draw:frame>
          <draw:frame draw:style-name="gr7" draw:text-style-name="P9" draw:layer="layout" svg:width="1.069cm" svg:height="0.876cm" svg:x="15.016cm" svg:y="11.789cm">
            <draw:image xlink:href="Pictures/10000201000000410000003C557CF4C1973FE4C8.png" xlink:type="simple" xlink:show="embed" xlink:actuate="onLoad">
              <text:p/>
            </draw:image>
          </draw:frame>
          <draw:frame draw:style-name="gr7" draw:text-style-name="P9" draw:layer="layout" svg:width="1.016cm" svg:height="0.874cm" svg:x="14.997cm" svg:y="13.211cm">
            <draw:image xlink:href="Pictures/10000201000000390000004BA2B26BB8EF7D6465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16.216cm">
            <draw:image xlink:href="Pictures/100002010000005E000000321D3E0859EC49BEF0.png" xlink:type="simple" xlink:show="embed" xlink:actuate="onLoad">
              <text:p/>
            </draw:image>
          </draw:frame>
          <draw:line draw:style-name="gr6" draw:text-style-name="P7" draw:layer="layout" svg:x1="16.423cm" svg:y1="17.549cm" svg:x2="14.543cm" svg:y2="17.549cm">
            <text:p/>
          </draw:line>
          <draw:line draw:style-name="gr6" draw:text-style-name="P7" draw:layer="layout" svg:x1="16.423cm" svg:y1="19.049cm" svg:x2="14.543cm" svg:y2="19.049cm">
            <text:p/>
          </draw:line>
          <draw:line draw:style-name="gr6" draw:text-style-name="P7" draw:layer="layout" svg:x1="16.423cm" svg:y1="20.649cm" svg:x2="14.543cm" svg:y2="20.649cm">
            <text:p/>
          </draw:line>
          <draw:line draw:style-name="gr6" draw:text-style-name="P7" draw:layer="layout" svg:x1="16.423cm" svg:y1="22.249cm" svg:x2="14.543cm" svg:y2="22.249cm">
            <text:p/>
          </draw:line>
          <draw:frame draw:style-name="gr7" draw:text-style-name="P9" draw:layer="layout" svg:width="1.27cm" svg:height="1.041cm" svg:x="14.843cm" svg:y="14.617cm">
            <draw:image xlink:href="Pictures/100002010000005800000038E6E1B4B29E37CAF3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16.217cm">
            <draw:image xlink:href="Pictures/100002010000005E000000321D3E0859EC49BEF0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17.818cm">
            <draw:image xlink:href="Pictures/100002010000004600000034D004F0359AFD30A7.png" xlink:type="simple" xlink:show="embed" xlink:actuate="onLoad">
              <text:p/>
            </draw:image>
          </draw:frame>
          <draw:line draw:style-name="gr6" draw:text-style-name="P7" draw:layer="layout" svg:x1="16.423cm" svg:y1="23.849cm" svg:x2="14.543cm" svg:y2="23.849cm">
            <text:p/>
          </draw:line>
          <draw:line draw:style-name="gr6" draw:text-style-name="P7" draw:layer="layout" svg:x1="16.423cm" svg:y1="25.449cm" svg:x2="14.543cm" svg:y2="25.449cm">
            <text:p/>
          </draw:line>
          <draw:line draw:style-name="gr6" draw:text-style-name="P7" draw:layer="layout" svg:x1="16.423cm" svg:y1="26.949cm" svg:x2="14.543cm" svg:y2="26.949cm">
            <text:p/>
          </draw:line>
          <draw:line draw:style-name="gr6" draw:text-style-name="P7" draw:layer="layout" svg:x1="16.423cm" svg:y1="28.549cm" svg:x2="14.543cm" svg:y2="28.549cm">
            <text:p/>
          </draw:line>
          <draw:line draw:style-name="gr6" draw:text-style-name="P7" draw:layer="layout" svg:x1="16.423cm" svg:y1="30.149cm" svg:x2="14.543cm" svg:y2="30.149cm">
            <text:p/>
          </draw:line>
          <draw:line draw:style-name="gr6" draw:text-style-name="P7" draw:layer="layout" svg:x1="16.423cm" svg:y1="31.649cm" svg:x2="14.543cm" svg:y2="31.649cm">
            <text:p/>
          </draw:line>
          <draw:line draw:style-name="gr6" draw:text-style-name="P7" draw:layer="layout" svg:x1="16.423cm" svg:y1="33.149cm" svg:x2="14.543cm" svg:y2="33.149cm">
            <text:p/>
          </draw:line>
          <draw:frame draw:style-name="gr7" draw:text-style-name="P9" draw:layer="layout" svg:width="1.27cm" svg:height="1.041cm" svg:x="14.843cm" svg:y="19.317cm">
            <draw:image xlink:href="Pictures/100002010000005F000000408928505C8DFCD0B4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20.917cm">
            <draw:image xlink:href="Pictures/100002010000006B0000003A542A8C1E6104EC52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22.518cm">
            <draw:image xlink:href="Pictures/1000020100000048000000337B615E4C0062F4A4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25.717cm">
            <draw:image xlink:href="Pictures/100002010000006600000048AFEA211483229D30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27.317cm">
            <draw:image xlink:href="Pictures/100002010000006C000000414794190A4A6276A5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28.918cm">
            <draw:image xlink:href="Pictures/100002010000006600000047C43DE27CCC413CFE.png" xlink:type="simple" xlink:show="embed" xlink:actuate="onLoad">
              <text:p/>
            </draw:image>
          </draw:frame>
          <draw:frame draw:style-name="gr4" draw:text-style-name="P8" draw:layer="layout" svg:width="1.142cm" svg:height="1.143cm" draw:transform="rotate (-1.5707963267949) translate (15.987cm 30.456cm)">
            <draw:text-box>
              <text:p><text:span text:style-name="T2">...</text:span></text:p>
            </draw:text-box>
          </draw:frame>
          <draw:line draw:style-name="gr6" draw:text-style-name="P7" draw:layer="layout" svg:x1="16.423cm" svg:y1="34.749cm" svg:x2="14.543cm" svg:y2="34.749cm">
            <text:p/>
          </draw:line>
          <draw:line draw:style-name="gr6" draw:text-style-name="P7" draw:layer="layout" svg:x1="16.423cm" svg:y1="36.249cm" svg:x2="14.543cm" svg:y2="36.249cm">
            <text:p/>
          </draw:line>
          <draw:frame draw:style-name="gr4" draw:text-style-name="P8" draw:layer="layout" svg:width="1.142cm" svg:height="1.143cm" draw:transform="rotate (-1.5707963267949) translate (15.988cm 36.456cm)">
            <draw:text-box>
              <text:p><text:span text:style-name="T2">...</text:span></text:p>
            </draw:text-box>
          </draw:frame>
          <draw:frame draw:style-name="gr7" draw:text-style-name="P9" draw:layer="layout" svg:width="1.27cm" svg:height="1.041cm" svg:x="14.843cm" svg:y="31.917cm">
            <draw:image xlink:href="Pictures/100002010000006900000043A4130162A988D919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33.517cm">
            <draw:image xlink:href="Pictures/100002010000006D0000004046BD7EEC70527055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35.118cm">
            <draw:image xlink:href="Pictures/1000020100000066000000431BD54B8B9D58BBAA.png" xlink:type="simple" xlink:show="embed" xlink:actuate="onLoad">
              <text:p/>
            </draw:image>
          </draw:frame>
          <draw:custom-shape draw:style-name="gr5" draw:text-style-name="P6" xml:id="id3" draw:id="id3" draw:layer="layout" svg:width="26.174cm" svg:height="1.855cm" draw:transform="rotate (-1.57219259019649) translate (19.718cm 11.3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7" draw:layer="layout" svg:x1="19.74cm" svg:y1="14.417cm" svg:x2="17.86cm" svg:y2="14.417cm">
            <text:p/>
          </draw:line>
          <draw:line draw:style-name="gr6" draw:text-style-name="P7" draw:layer="layout" svg:x1="19.741cm" svg:y1="12.909cm" svg:x2="17.861cm" svg:y2="12.909cm">
            <text:p/>
          </draw:line>
          <draw:line draw:style-name="gr6" draw:text-style-name="P7" draw:layer="layout" svg:x1="19.724cm" svg:y1="15.923cm" svg:x2="17.844cm" svg:y2="15.923cm">
            <text:p/>
          </draw:line>
          <draw:frame draw:style-name="gr4" draw:text-style-name="P8" draw:layer="layout" svg:width="1.142cm" svg:height="1.143cm" draw:transform="rotate (-1.5707963267949) translate (19.287cm 24.23cm)">
            <draw:text-box>
              <text:p><text:span text:style-name="T2">...</text:span></text:p>
            </draw:text-box>
          </draw:frame>
          <draw:frame draw:style-name="gr7" draw:text-style-name="P9" draw:layer="layout" svg:width="1.069cm" svg:height="0.876cm" svg:x="18.317cm" svg:y="11.763cm">
            <draw:image xlink:href="Pictures/100002010000003500000034DC41B6722A40D022.png" xlink:type="simple" xlink:show="embed" xlink:actuate="onLoad">
              <text:p/>
            </draw:image>
          </draw:frame>
          <draw:frame draw:style-name="gr7" draw:text-style-name="P9" draw:layer="layout" svg:width="1.016cm" svg:height="0.874cm" svg:x="18.298cm" svg:y="13.185cm">
            <draw:image xlink:href="Pictures/100002010000003100000043C31F47968F98A36D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16.19cm">
            <draw:image xlink:href="Pictures/100002010000006B0000003A542A8C1E6104EC52.png" xlink:type="simple" xlink:show="embed" xlink:actuate="onLoad">
              <text:p/>
            </draw:image>
          </draw:frame>
          <draw:line draw:style-name="gr6" draw:text-style-name="P7" draw:layer="layout" svg:x1="19.724cm" svg:y1="17.523cm" svg:x2="17.844cm" svg:y2="17.523cm">
            <text:p/>
          </draw:line>
          <draw:line draw:style-name="gr6" draw:text-style-name="P7" draw:layer="layout" svg:x1="19.724cm" svg:y1="19.023cm" svg:x2="17.844cm" svg:y2="19.023cm">
            <text:p/>
          </draw:line>
          <draw:line draw:style-name="gr6" draw:text-style-name="P7" draw:layer="layout" svg:x1="19.724cm" svg:y1="20.623cm" svg:x2="17.844cm" svg:y2="20.623cm">
            <text:p/>
          </draw:line>
          <draw:line draw:style-name="gr6" draw:text-style-name="P7" draw:layer="layout" svg:x1="19.724cm" svg:y1="22.223cm" svg:x2="17.844cm" svg:y2="22.223cm">
            <text:p/>
          </draw:line>
          <draw:frame draw:style-name="gr7" draw:text-style-name="P9" draw:layer="layout" svg:width="1.27cm" svg:height="1.041cm" svg:x="18.144cm" svg:y="14.591cm">
            <draw:image xlink:href="Pictures/100002010000005F000000408928505C8DFCD0B4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17.792cm">
            <draw:image xlink:href="Pictures/1000020100000068000000479537F6C9B1837264.png" xlink:type="simple" xlink:show="embed" xlink:actuate="onLoad">
              <text:p/>
            </draw:image>
          </draw:frame>
          <draw:line draw:style-name="gr6" draw:text-style-name="P7" draw:layer="layout" svg:x1="19.724cm" svg:y1="23.823cm" svg:x2="17.844cm" svg:y2="23.823cm">
            <text:p/>
          </draw:line>
          <draw:line draw:style-name="gr6" draw:text-style-name="P7" draw:layer="layout" svg:x1="19.724cm" svg:y1="25.423cm" svg:x2="17.844cm" svg:y2="25.423cm">
            <text:p/>
          </draw:line>
          <draw:line draw:style-name="gr6" draw:text-style-name="P7" draw:layer="layout" svg:x1="19.724cm" svg:y1="26.923cm" svg:x2="17.844cm" svg:y2="26.923cm">
            <text:p/>
          </draw:line>
          <draw:line draw:style-name="gr6" draw:text-style-name="P7" draw:layer="layout" svg:x1="19.724cm" svg:y1="28.523cm" svg:x2="17.844cm" svg:y2="28.523cm">
            <text:p/>
          </draw:line>
          <draw:line draw:style-name="gr6" draw:text-style-name="P7" draw:layer="layout" svg:x1="19.724cm" svg:y1="30.123cm" svg:x2="17.844cm" svg:y2="30.123cm">
            <text:p/>
          </draw:line>
          <draw:line draw:style-name="gr6" draw:text-style-name="P7" draw:layer="layout" svg:x1="19.724cm" svg:y1="31.623cm" svg:x2="17.844cm" svg:y2="31.623cm">
            <text:p/>
          </draw:line>
          <draw:line draw:style-name="gr6" draw:text-style-name="P7" draw:layer="layout" svg:x1="19.724cm" svg:y1="33.123cm" svg:x2="17.844cm" svg:y2="33.123cm">
            <text:p/>
          </draw:line>
          <draw:frame draw:style-name="gr7" draw:text-style-name="P9" draw:layer="layout" svg:width="1.27cm" svg:height="1.041cm" svg:x="18.144cm" svg:y="19.291cm">
            <draw:image xlink:href="Pictures/100002010000006400000042A9843ED3776DC6B2.png" xlink:type="simple" xlink:show="embed" xlink:actuate="onLoad">
              <text:p/>
            </draw:image>
          </draw:frame>
          <draw:frame draw:style-name="gr7" draw:text-style-name="P9" draw:layer="layout" svg:width="1.177cm" svg:height="0.963cm" svg:x="18.145cm" svg:y="20.943cm">
            <draw:image xlink:href="Pictures/100002010000006E0000003FD1CDEEFAA49C067D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22.492cm">
            <draw:image xlink:href="Pictures/100002010000006400000046BFA524D61ACED021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25.691cm">
            <draw:image xlink:href="Pictures/100002010000006C000000450F5B62469A3F60ED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27.291cm">
            <draw:image xlink:href="Pictures/10000201000000700000003E13B8250C448E0757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28.892cm">
            <draw:image xlink:href="Pictures/10000201000000640000004542A8CB051048F8C2.png" xlink:type="simple" xlink:show="embed" xlink:actuate="onLoad">
              <text:p/>
            </draw:image>
          </draw:frame>
          <draw:frame draw:style-name="gr4" draw:text-style-name="P8" draw:layer="layout" svg:width="1.142cm" svg:height="1.143cm" draw:transform="rotate (-1.5707963267949) translate (19.288cm 30.43cm)">
            <draw:text-box>
              <text:p><text:span text:style-name="T2">...</text:span></text:p>
            </draw:text-box>
          </draw:frame>
          <draw:line draw:style-name="gr6" draw:text-style-name="P7" draw:layer="layout" svg:x1="19.724cm" svg:y1="34.723cm" svg:x2="17.844cm" svg:y2="34.723cm">
            <text:p/>
          </draw:line>
          <draw:line draw:style-name="gr6" draw:text-style-name="P7" draw:layer="layout" svg:x1="19.724cm" svg:y1="36.223cm" svg:x2="17.844cm" svg:y2="36.223cm">
            <text:p/>
          </draw:line>
          <draw:frame draw:style-name="gr4" draw:text-style-name="P8" draw:layer="layout" svg:width="1.142cm" svg:height="1.143cm" draw:transform="rotate (-1.5707963267949) translate (19.289cm 36.43cm)">
            <draw:text-box>
              <text:p><text:span text:style-name="T2">...</text:span></text:p>
            </draw:text-box>
          </draw:frame>
          <draw:frame draw:style-name="gr7" draw:text-style-name="P9" draw:layer="layout" svg:width="1.27cm" svg:height="1.041cm" svg:x="18.144cm" svg:y="31.891cm">
            <draw:image xlink:href="Pictures/100002010000006E000000408561108720965B9A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33.491cm">
            <draw:image xlink:href="Pictures/10000201000000690000003C89CB6A4AD37B0A57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35.092cm">
            <draw:image xlink:href="Pictures/10000201000000630000003E6FD79ACDB088074C.png" xlink:type="simple" xlink:show="embed" xlink:actuate="onLoad">
              <text:p/>
            </draw:image>
          </draw:frame>
          <draw:custom-shape draw:style-name="gr5" draw:text-style-name="P6" xml:id="id4" draw:id="id4" draw:layer="layout" svg:width="26.174cm" svg:height="1.855cm" draw:transform="rotate (-1.57219259019649) translate (24.319cm 11.3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7" draw:layer="layout" svg:x1="24.341cm" svg:y1="14.391cm" svg:x2="22.461cm" svg:y2="14.391cm">
            <text:p/>
          </draw:line>
          <draw:line draw:style-name="gr6" draw:text-style-name="P7" draw:layer="layout" svg:x1="24.342cm" svg:y1="12.883cm" svg:x2="22.462cm" svg:y2="12.883cm">
            <text:p/>
          </draw:line>
          <draw:line draw:style-name="gr6" draw:text-style-name="P7" draw:layer="layout" svg:x1="24.325cm" svg:y1="15.897cm" svg:x2="22.445cm" svg:y2="15.897cm">
            <text:p/>
          </draw:line>
          <draw:frame draw:style-name="gr4" draw:text-style-name="P8" draw:layer="layout" svg:width="1.142cm" svg:height="1.143cm" draw:transform="rotate (-1.5707963267949) translate (23.888cm 24.204cm)">
            <draw:text-box>
              <text:p><text:span text:style-name="T2">...</text:span></text:p>
            </draw:text-box>
          </draw:frame>
          <draw:frame draw:style-name="gr7" draw:text-style-name="P9" draw:layer="layout" svg:width="1.069cm" svg:height="0.876cm" svg:x="22.918cm" svg:y="11.737cm">
            <draw:image xlink:href="Pictures/100002010000003C00000038EECA1BA7BEF3C568.png" xlink:type="simple" xlink:show="embed" xlink:actuate="onLoad">
              <text:p/>
            </draw:image>
          </draw:frame>
          <draw:frame draw:style-name="gr7" draw:text-style-name="P9" draw:layer="layout" svg:width="1.016cm" svg:height="0.874cm" svg:x="22.899cm" svg:y="13.159cm">
            <draw:image xlink:href="Pictures/100002010000003A00000046A83EB06462D6BBB4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16.164cm">
            <draw:image xlink:href="Pictures/100002010000007B0000003DA9C7F2B576DD03A2.png" xlink:type="simple" xlink:show="embed" xlink:actuate="onLoad">
              <text:p/>
            </draw:image>
          </draw:frame>
          <draw:line draw:style-name="gr6" draw:text-style-name="P7" draw:layer="layout" svg:x1="24.325cm" svg:y1="17.497cm" svg:x2="22.445cm" svg:y2="17.497cm">
            <text:p/>
          </draw:line>
          <draw:line draw:style-name="gr6" draw:text-style-name="P7" draw:layer="layout" svg:x1="24.325cm" svg:y1="18.997cm" svg:x2="22.445cm" svg:y2="18.997cm">
            <text:p/>
          </draw:line>
          <draw:line draw:style-name="gr6" draw:text-style-name="P7" draw:layer="layout" svg:x1="24.325cm" svg:y1="20.597cm" svg:x2="22.445cm" svg:y2="20.597cm">
            <text:p/>
          </draw:line>
          <draw:line draw:style-name="gr6" draw:text-style-name="P7" draw:layer="layout" svg:x1="24.325cm" svg:y1="22.197cm" svg:x2="22.445cm" svg:y2="22.197cm">
            <text:p/>
          </draw:line>
          <draw:frame draw:style-name="gr7" draw:text-style-name="P9" draw:layer="layout" svg:width="1.27cm" svg:height="1.041cm" svg:x="22.745cm" svg:y="14.565cm">
            <draw:image xlink:href="Pictures/1000020100000067000000466E5F9F005A6CE7BB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17.766cm">
            <draw:image xlink:href="Pictures/10000201000000650000004785A9DD24EC2692CE.png" xlink:type="simple" xlink:show="embed" xlink:actuate="onLoad">
              <text:p/>
            </draw:image>
          </draw:frame>
          <draw:line draw:style-name="gr6" draw:text-style-name="P7" draw:layer="layout" svg:x1="24.325cm" svg:y1="23.797cm" svg:x2="22.445cm" svg:y2="23.797cm">
            <text:p/>
          </draw:line>
          <draw:line draw:style-name="gr6" draw:text-style-name="P7" draw:layer="layout" svg:x1="24.325cm" svg:y1="25.397cm" svg:x2="22.445cm" svg:y2="25.397cm">
            <text:p/>
          </draw:line>
          <draw:line draw:style-name="gr6" draw:text-style-name="P7" draw:layer="layout" svg:x1="24.325cm" svg:y1="26.897cm" svg:x2="22.445cm" svg:y2="26.897cm">
            <text:p/>
          </draw:line>
          <draw:line draw:style-name="gr6" draw:text-style-name="P7" draw:layer="layout" svg:x1="24.325cm" svg:y1="28.497cm" svg:x2="22.445cm" svg:y2="28.497cm">
            <text:p/>
          </draw:line>
          <draw:line draw:style-name="gr6" draw:text-style-name="P7" draw:layer="layout" svg:x1="24.325cm" svg:y1="30.097cm" svg:x2="22.445cm" svg:y2="30.097cm">
            <text:p/>
          </draw:line>
          <draw:line draw:style-name="gr6" draw:text-style-name="P7" draw:layer="layout" svg:x1="24.325cm" svg:y1="31.597cm" svg:x2="22.445cm" svg:y2="31.597cm">
            <text:p/>
          </draw:line>
          <draw:line draw:style-name="gr6" draw:text-style-name="P7" draw:layer="layout" svg:x1="24.325cm" svg:y1="33.097cm" svg:x2="22.445cm" svg:y2="33.097cm">
            <text:p/>
          </draw:line>
          <draw:frame draw:style-name="gr7" draw:text-style-name="P9" draw:layer="layout" svg:width="1.27cm" svg:height="1.041cm" svg:x="22.745cm" svg:y="19.265cm">
            <draw:image xlink:href="Pictures/100002010000006E00000048C5CB2741A0CBC5B9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20.865cm">
            <draw:image xlink:href="Pictures/100002010000007300000042EC4A563D0AAD1F03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22.466cm">
            <draw:image xlink:href="Pictures/10000201000000670000004409256465BE94891D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25.665cm">
            <draw:image xlink:href="Pictures/10000201000000750000004E217A13906364F3C9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27.265cm">
            <draw:image xlink:href="Pictures/10000201000000740000003F92F4D598D7B8FE39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28.866cm">
            <draw:image xlink:href="Pictures/100002010000006E00000048B8B4B0E40FC0E65E.png" xlink:type="simple" xlink:show="embed" xlink:actuate="onLoad">
              <text:p/>
            </draw:image>
          </draw:frame>
          <draw:frame draw:style-name="gr4" draw:text-style-name="P8" draw:layer="layout" svg:width="1.142cm" svg:height="1.143cm" draw:transform="rotate (-1.5707963267949) translate (23.889cm 30.404cm)">
            <draw:text-box>
              <text:p><text:span text:style-name="T2">...</text:span></text:p>
            </draw:text-box>
          </draw:frame>
          <draw:line draw:style-name="gr6" draw:text-style-name="P7" draw:layer="layout" svg:x1="24.325cm" svg:y1="34.697cm" svg:x2="22.445cm" svg:y2="34.697cm">
            <text:p/>
          </draw:line>
          <draw:line draw:style-name="gr6" draw:text-style-name="P7" draw:layer="layout" svg:x1="24.325cm" svg:y1="36.197cm" svg:x2="22.445cm" svg:y2="36.197cm">
            <text:p/>
          </draw:line>
          <draw:frame draw:style-name="gr4" draw:text-style-name="P8" draw:layer="layout" svg:width="1.142cm" svg:height="1.143cm" draw:transform="rotate (-1.5707963267949) translate (23.89cm 36.404cm)">
            <draw:text-box>
              <text:p><text:span text:style-name="T2">...</text:span></text:p>
            </draw:text-box>
          </draw:frame>
          <draw:frame draw:style-name="gr7" draw:text-style-name="P9" draw:layer="layout" svg:width="1.27cm" svg:height="1.041cm" svg:x="22.745cm" svg:y="31.865cm">
            <draw:image xlink:href="Pictures/100002010000006C000000472677BD2EBD5FEC67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33.465cm">
            <draw:image xlink:href="Pictures/100002010000006D0000003BA3DDF70D6C4416CA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35.066cm">
            <draw:image xlink:href="Pictures/100002010000006700000040014934DA071C7989.png" xlink:type="simple" xlink:show="embed" xlink:actuate="onLoad">
              <text:p/>
            </draw:image>
          </draw:frame>
        </draw:g>
        <draw:custom-shape draw:style-name="gr8" draw:text-style-name="P10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1" xml:id="id1" draw:id="id1" draw:layer="layout" svg:width="8.382cm" svg:height="1.27cm" svg:x="15.453cm" svg:y="8.747cm">
          <text:p text:style-name="P1"><text:span text:style-name="T1">Feature Extraction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type="line" svg:x1="19.644cm" svg:y1="10.017cm" svg:x2="15.49cm" svg:y2="11.414cm" draw:start-shape="id1" draw:start-glue-point="2" draw:end-shape="id2" draw:end-glue-point="3" svg:d="M19644 10017l-4154 1397" svg:viewBox="0 0 4155 1398">
          <text:p/>
        </draw:connector>
        <draw:connector draw:style-name="gr10" draw:text-style-name="P12" draw:layer="layout" draw:type="line" svg:x1="19.644cm" svg:y1="10.017cm" svg:x2="18.791cm" svg:y2="11.388cm" draw:start-shape="id1" draw:start-glue-point="2" draw:end-shape="id3" draw:end-glue-point="3" svg:d="M19644 10017l-853 1371" svg:viewBox="0 0 854 1372">
          <text:p/>
        </draw:connector>
        <draw:connector draw:style-name="gr10" draw:text-style-name="P12" draw:layer="layout" draw:type="line" svg:x1="19.644cm" svg:y1="10.017cm" svg:x2="23.392cm" svg:y2="11.362cm" draw:start-shape="id1" draw:start-glue-point="2" draw:end-shape="id4" svg:d="M19644 10017l3748 1345" svg:viewBox="0 0 3749 13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12T08:58:03.831545004</dc:date>
    <meta:editing-duration>PT1H45M19S</meta:editing-duration>
    <meta:editing-cycles>22</meta:editing-cycles>
    <meta:generator>LibreOffice/5.1.4.2$Linux_X86_64 LibreOffice_project/10m0$Build-2</meta:generator>
    <meta:document-statistic meta:object-count="115"/>
  </office:meta>
</office:document-meta>
</file>